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Lucida Console" svg:font-family="Lucida Console" style:font-family-generic="modern" style:font-pitch="fixed" svg:panose-1="2 11 6 9 4 5 4 2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0" style:family="paragraph">
      <style:paragraph-properties fo:break-before="page"/>
    </style:style>
    <style:style style:name="P2" style:parent-style-name="Título1" style:family="paragraph"/>
    <style:style style:name="P3" style:parent-style-name="Título1" style:family="paragraph"/>
    <style:style style:name="P4" style:parent-style-name="Párrafodelista" style:family="paragraph"/>
    <style:style style:name="P5" style:parent-style-name="Párrafodelista" style:family="paragraph"/>
    <style:style style:name="P6" style:parent-style-name="Párrafodelista" style:family="paragraph"/>
    <style:style style:name="P7" style:parent-style-name="Párrafodelista" style:family="paragraph"/>
    <style:style style:name="P8" style:parent-style-name="Párrafodelista" style:family="paragraph"/>
    <style:style style:name="P9" style:parent-style-name="Título1" style:family="paragraph"/>
    <style:style style:name="P10" style:parent-style-name="Párrafodelista" style:family="paragraph"/>
    <style:style style:name="P11" style:parent-style-name="Párrafodelista" style:family="paragraph"/>
    <style:style style:name="P12" style:parent-style-name="Párrafodelista" style:family="paragraph"/>
    <style:style style:name="P13" style:parent-style-name="Párrafodelista" style:family="paragraph"/>
    <style:style style:name="P14" style:parent-style-name="Párrafodelista" style:family="paragraph"/>
    <style:style style:name="P15" style:parent-style-name="Párrafodelista" style:family="paragraph"/>
    <style:style style:name="P16" style:parent-style-name="Párrafodelista" style:family="paragraph"/>
    <style:style style:name="P17" style:parent-style-name="Párrafodelista" style:family="paragraph"/>
    <style:style style:name="P18" style:parent-style-name="Párrafodelista" style:family="paragraph"/>
    <style:style style:name="P19" style:parent-style-name="Párrafodelista" style:family="paragraph"/>
    <style:style style:name="P20" style:parent-style-name="Párrafodelista" style:family="paragraph"/>
    <style:style style:name="P21" style:parent-style-name="Párrafodelista" style:family="paragraph"/>
    <style:style style:name="P22" style:parent-style-name="Párrafodelista" style:family="paragraph"/>
    <style:style style:name="P23" style:parent-style-name="Párrafodelista" style:family="paragraph"/>
    <style:style style:name="P24" style:parent-style-name="Párrafodelista" style:family="paragraph"/>
    <style:style style:name="P25" style:parent-style-name="Párrafodelista" style:family="paragraph"/>
    <style:style style:name="P26" style:parent-style-name="Párrafodelista" style:family="paragraph"/>
    <style:style style:name="P27" style:parent-style-name="Párrafodelista" style:family="paragraph"/>
    <style:style style:name="P28" style:parent-style-name="Párrafodelista" style:family="paragraph"/>
    <style:style style:name="P29" style:parent-style-name="Párrafodelista" style:family="paragraph"/>
    <style:style style:name="P30" style:parent-style-name="Párrafodelista" style:family="paragraph"/>
    <style:style style:name="P31" style:parent-style-name="Título1" style:family="paragraph"/>
    <style:style style:name="TableColumn33" style:family="table-column">
      <style:table-column-properties style:column-width="2.9027in"/>
    </style:style>
    <style:style style:name="TableColumn34" style:family="table-column">
      <style:table-column-properties style:column-width="1.9583in"/>
    </style:style>
    <style:style style:name="Table32" style:family="table">
      <style:table-properties style:width="4.8611in" fo:margin-left="0in" table:align="left"/>
    </style:style>
    <style:style style:name="TableRow35" style:family="table-row">
      <style:table-row-properties style:min-row-height="0.2187in"/>
    </style:style>
    <style:style style:name="TableCell36" style:family="table-cell">
      <style:table-cell-properties fo:border-top="0.0069in solid #C9C9C9" fo:border-left="0.0069in solid #C9C9C9" fo:border-bottom="0.0208in solid #EEEEEE" fo:border-right="none" fo:background-color="#A5A5A5" style:writing-mode="lr-tb" fo:padding-top="0in" fo:padding-left="0.0486in" fo:padding-bottom="0in" fo:padding-right="0.0486in"/>
    </style:style>
    <style:style style:name="P37" style:parent-style-name="Normal" style:family="paragraph">
      <style:paragraph-properties fo:margin-bottom="0in" fo:line-height="100%" fo:text-indent="0.1534in"/>
      <style:text-properties style:font-name-asian="Times New Roman" fo:font-weight="bold" style:font-weight-asian="bold" style:font-weight-complex="bold" fo:color="#FFFFFF" style:language-asian="es" style:country-asian="AR"/>
    </style:style>
    <style:style style:name="TableCell38" style:family="table-cell">
      <style:table-cell-properties fo:border-top="0.0069in solid #C9C9C9" fo:border-left="none" fo:border-bottom="0.0069in solid #C9C9C9" fo:border-right="0.0069in solid #C9C9C9" fo:background-color="#A5A5A5" style:writing-mode="lr-tb" style:vertical-align="bottom" fo:padding-top="0in" fo:padding-left="0.0486in" fo:padding-bottom="0in" fo:padding-right="0.0486in" fo:wrap-option="no-wrap"/>
    </style:style>
    <style:style style:name="P39" style:parent-style-name="Normal" style:family="paragraph">
      <style:paragraph-properties fo:margin-bottom="0in" fo:line-height="100%"/>
      <style:text-properties style:font-name-asian="Times New Roman" fo:font-weight="bold" style:font-weight-asian="bold" style:font-weight-complex="bold" fo:color="#FFFFFF" style:language-asian="es" style:country-asian="AR"/>
    </style:style>
    <style:style style:name="TableRow40" style:family="table-row">
      <style:table-row-properties style:min-row-height="0.2187in"/>
    </style:style>
    <style:style style:name="TableCell41" style:family="table-cell">
      <style:table-cell-properties fo:border-top="0.0069in solid #C9C9C9" fo:border-left="0.0069in solid #C9C9C9" fo:border-bottom="0.0069in solid #C9C9C9" fo:border-right="none" fo:background-color="#EDEDED" style:writing-mode="lr-tb" style:vertical-align="middle" fo:padding-top="0in" fo:padding-left="0.0486in" fo:padding-bottom="0in" fo:padding-right="0.0486in"/>
    </style:style>
    <style:style style:name="P42" style:parent-style-name="Normal" style:family="paragraph">
      <style:paragraph-properties fo:margin-bottom="0in" fo:line-height="100%" fo:text-indent="0.1527in"/>
      <style:text-properties style:font-name-asian="Times New Roman" style:language-asian="es" style:country-asian="AR"/>
    </style:style>
    <style:style style:name="TableCell43" style:family="table-cell">
      <style:table-cell-properties fo:border-top="0.0069in solid #C9C9C9" fo:border-left="none" fo:border-bottom="0.0069in solid #C9C9C9" fo:border-right="0.0069in solid #C9C9C9" fo:background-color="#EDEDED" style:writing-mode="lr-tb" style:vertical-align="bottom" fo:padding-top="0in" fo:padding-left="0.0486in" fo:padding-bottom="0in" fo:padding-right="0.0486in" fo:wrap-option="no-wrap"/>
    </style:style>
    <style:style style:name="P44" style:parent-style-name="Normal" style:family="paragraph">
      <style:paragraph-properties fo:margin-bottom="0in" fo:line-height="100%" fo:text-indent="0.1527in"/>
      <style:text-properties style:font-name-asian="Times New Roman" style:language-asian="es" style:country-asian="AR"/>
    </style:style>
    <style:style style:name="TableRow45" style:family="table-row">
      <style:table-row-properties style:min-row-height="0.2083in"/>
    </style:style>
    <style:style style:name="TableCell46" style:family="table-cell">
      <style:table-cell-properties fo:border-top="0.0069in solid #C9C9C9" fo:border-left="0.0069in solid #C9C9C9" fo:border-bottom="0.0069in solid #C9C9C9" fo:border-right="none" style:writing-mode="lr-tb" style:vertical-align="middle" fo:padding-top="0in" fo:padding-left="0.0486in" fo:padding-bottom="0in" fo:padding-right="0.0486in"/>
    </style:style>
    <style:style style:name="P47" style:parent-style-name="Normal" style:family="paragraph">
      <style:paragraph-properties fo:margin-bottom="0in" fo:line-height="100%" fo:text-indent="0.1527in"/>
      <style:text-properties style:font-name-asian="Times New Roman" style:language-asian="es" style:country-asian="AR"/>
    </style:style>
    <style:style style:name="TableCell48" style:family="table-cell">
      <style:table-cell-properties fo:border-top="0.0069in solid #C9C9C9" fo:border-left="none" fo:border-bottom="0.0069in solid #C9C9C9" fo:border-right="0.0069in solid #C9C9C9" style:writing-mode="lr-tb" style:vertical-align="bottom" fo:padding-top="0in" fo:padding-left="0.0486in" fo:padding-bottom="0in" fo:padding-right="0.0486in" fo:wrap-option="no-wrap"/>
    </style:style>
    <style:style style:name="P49" style:parent-style-name="Normal" style:family="paragraph">
      <style:paragraph-properties fo:margin-bottom="0in" fo:line-height="100%" fo:text-indent="0.1527in"/>
      <style:text-properties style:font-name-asian="Times New Roman" style:language-asian="es" style:country-asian="AR"/>
    </style:style>
    <style:style style:name="TableRow50" style:family="table-row">
      <style:table-row-properties style:min-row-height="0.2083in"/>
    </style:style>
    <style:style style:name="TableCell51" style:family="table-cell">
      <style:table-cell-properties fo:border-top="0.0069in solid #C9C9C9" fo:border-left="0.0069in solid #C9C9C9" fo:border-bottom="0.0069in solid #C9C9C9" fo:border-right="none" fo:background-color="#EDEDED" style:writing-mode="lr-tb" style:vertical-align="middle" fo:padding-top="0in" fo:padding-left="0.0486in" fo:padding-bottom="0in" fo:padding-right="0.0486in"/>
    </style:style>
    <style:style style:name="P52" style:parent-style-name="Normal" style:family="paragraph">
      <style:paragraph-properties fo:margin-bottom="0in" fo:line-height="100%" fo:text-indent="0.1527in"/>
      <style:text-properties style:font-name-asian="Times New Roman" style:language-asian="es" style:country-asian="AR"/>
    </style:style>
    <style:style style:name="TableCell53" style:family="table-cell">
      <style:table-cell-properties fo:border-top="0.0069in solid #C9C9C9" fo:border-left="none" fo:border-bottom="0.0069in solid #C9C9C9" fo:border-right="0.0069in solid #C9C9C9" fo:background-color="#EDEDED" style:writing-mode="lr-tb" style:vertical-align="bottom" fo:padding-top="0in" fo:padding-left="0.0486in" fo:padding-bottom="0in" fo:padding-right="0.0486in" fo:wrap-option="no-wrap"/>
    </style:style>
    <style:style style:name="P54" style:parent-style-name="Normal" style:family="paragraph">
      <style:paragraph-properties fo:margin-bottom="0in" fo:line-height="100%" fo:text-indent="0.1527in"/>
      <style:text-properties style:font-name-asian="Times New Roman" style:language-asian="es" style:country-asian="AR"/>
    </style:style>
    <style:style style:name="P55" style:parent-style-name="Título1" style:family="paragraph"/>
    <style:style style:name="T56" style:parent-style-name="Hipervínculo" style:family="text">
      <style:text-properties style:font-name="Open Sans" style:font-name-complex="Open Sans" fo:color="#18ADED" fo:font-size="10.5pt" style:font-size-asian="10.5pt" style:font-size-complex="10.5pt"/>
    </style:style>
    <style:style style:name="P57" style:parent-style-name="Normal" style:family="paragraph">
      <style:paragraph-properties fo:text-align="center"/>
    </style:style>
    <style:style style:name="P58" style:parent-style-name="Normal" style:family="paragraph">
      <style:paragraph-properties fo:text-align="center"/>
    </style:style>
    <style:style style:name="P59" style:parent-style-name="Párrafodelista" style:family="paragraph"/>
    <style:style style:name="P60" style:parent-style-name="Párrafodelista" style:family="paragraph"/>
    <style:style style:name="P61" style:parent-style-name="Párrafodelista" style:family="paragraph"/>
    <style:style style:name="P62" style:parent-style-name="Título1" style:family="paragraph"/>
    <style:style style:name="T63" style:parent-style-name="Hipervínculo" style:family="text">
      <style:text-properties style:font-name="Open Sans" style:font-name-complex="Open Sans" style:use-window-font-color="true" fo:font-size="10.5pt" style:font-size-asian="10.5pt" style:font-size-complex="10.5pt" fo:language="en" fo:country="US"/>
    </style:style>
    <style:style style:name="T64" style:parent-style-name="Fuentedepárrafopredeter." style:family="text">
      <style:text-properties style:font-name="Open Sans" style:font-name-complex="Open Sans" fo:font-size="10.5pt" style:font-size-asian="10.5pt" style:font-size-complex="10.5pt" fo:language="en" fo:country="US"/>
    </style:style>
    <style:style style:name="T65" style:parent-style-name="Hipervínculo" style:family="text">
      <style:text-properties style:font-name="Open Sans" style:font-name-complex="Open Sans" style:use-window-font-color="true" fo:font-size="10.5pt" style:font-size-asian="10.5pt" style:font-size-complex="10.5pt" fo:language="en" fo:country="US"/>
    </style:style>
    <style:style style:name="T66" style:parent-style-name="Fuentedepárrafopredeter." style:family="text">
      <style:text-properties style:font-name="Open Sans" style:font-name-complex="Open Sans" fo:font-size="10.5pt" style:font-size-asian="10.5pt" style:font-size-complex="10.5pt" fo:language="en" fo:country="US"/>
    </style:style>
    <style:style style:name="T67" style:parent-style-name="Hipervínculo" style:family="text">
      <style:text-properties style:font-name="Open Sans" style:font-name-complex="Open Sans" style:use-window-font-color="true" fo:font-size="10.5pt" style:font-size-asian="10.5pt" style:font-size-complex="10.5pt" fo:language="en" fo:country="US"/>
    </style:style>
    <style:style style:name="T68" style:parent-style-name="Fuentedepárrafopredeter." style:family="text">
      <style:text-properties style:font-name="Open Sans" style:font-name-complex="Open Sans" fo:font-size="10.5pt" style:font-size-asian="10.5pt" style:font-size-complex="10.5pt" fo:language="en" fo:country="US"/>
    </style:style>
    <style:style style:name="T69" style:parent-style-name="Hipervínculo" style:family="text">
      <style:text-properties style:font-name="Open Sans" style:font-name-complex="Open Sans" style:use-window-font-color="true" fo:font-size="10.5pt" style:font-size-asian="10.5pt" style:font-size-complex="10.5pt" fo:language="en" fo:country="US"/>
    </style:style>
    <style:style style:name="P70" style:parent-style-name="Normal" style:family="paragraph">
      <style:text-properties fo:language="en" fo:country="US"/>
    </style:style>
    <style:style style:name="P71" style:parent-style-name="Título1" style:family="paragraph"/>
    <style:style style:name="P72" style:parent-style-name="Subtítulo" style:family="paragraph">
      <style:text-properties fo:language="en" fo:country="US"/>
    </style:style>
    <style:style style:name="P73" style:parent-style-name="Normal" style:family="paragraph">
      <style:paragraph-properties fo:text-indent="0.4916in"/>
      <style:text-properties fo:language="en" fo:country="US"/>
    </style:style>
    <style:style style:name="P74" style:parent-style-name="Normal" style:family="paragraph">
      <style:text-properties fo:language="en" fo:country="US"/>
    </style:style>
    <style:style style:name="P75" style:parent-style-name="Subtítulo" style:family="paragraph">
      <style:text-properties fo:language="en" fo:country="US"/>
    </style:style>
    <style:style style:name="P76" style:parent-style-name="Normal" style:family="paragraph">
      <style:paragraph-properties fo:text-indent="0.4916in"/>
    </style:style>
    <style:style style:name="P77" style:parent-style-name="Normal" style:family="paragraph">
      <style:paragraph-properties fo:text-indent="0.4916in"/>
    </style:style>
    <style:style style:name="P78" style:parent-style-name="Título1" style:family="paragraph"/>
    <style:style style:name="P79" style:parent-style-name="Título1" style:family="paragraph"/>
    <style:style style:name="P80" style:parent-style-name="Título1" style:family="paragraph"/>
    <style:style style:name="P81" style:parent-style-name="Párrafodelista" style:family="paragraph"/>
    <style:style style:name="TableColumn83" style:family="table-column">
      <style:table-column-properties style:column-width="2.9027in"/>
    </style:style>
    <style:style style:name="TableColumn84" style:family="table-column">
      <style:table-column-properties style:column-width="4.1812in"/>
    </style:style>
    <style:style style:name="Table82" style:family="table">
      <style:table-properties style:width="7.084in" fo:margin-left="0in" table:align="left"/>
    </style:style>
    <style:style style:name="TableRow85" style:family="table-row">
      <style:table-row-properties style:min-row-height="0.2187in"/>
    </style:style>
    <style:style style:name="TableCell86" style:family="table-cell">
      <style:table-cell-properties fo:border-top="0.0069in solid #000000" fo:border-left="0.0069in solid #000000" fo:border-bottom="0.0208in solid #EEEEEE" fo:border-right="none" fo:background-color="#A5A5A5" style:writing-mode="lr-tb" fo:padding-top="0in" fo:padding-left="0.0486in" fo:padding-bottom="0in" fo:padding-right="0.0486in"/>
    </style:style>
    <style:style style:name="P87" style:parent-style-name="Normal" style:family="paragraph">
      <style:paragraph-properties fo:margin-bottom="0in" fo:line-height="100%" fo:text-indent="0.1534in"/>
      <style:text-properties style:font-name-asian="Times New Roman" fo:font-weight="bold" style:font-weight-asian="bold" style:font-weight-complex="bold" fo:color="#FFFFFF" style:language-asian="es" style:country-asian="AR"/>
    </style:style>
    <style:style style:name="TableCell88" style:family="table-cell">
      <style:table-cell-properties fo:border-top="0.0069in solid #000000" fo:border-left="none" fo:border-bottom="0.0069in solid #C9C9C9" fo:border-right="0.0069in solid #000000" fo:background-color="#A5A5A5" style:writing-mode="lr-tb" style:vertical-align="bottom" fo:padding-top="0in" fo:padding-left="0.0486in" fo:padding-bottom="0in" fo:padding-right="0.0486in" fo:wrap-option="no-wrap"/>
    </style:style>
    <style:style style:name="P89" style:parent-style-name="Normal" style:family="paragraph">
      <style:paragraph-properties fo:margin-bottom="0in" fo:line-height="100%"/>
      <style:text-properties style:font-name-asian="Times New Roman" fo:font-weight="bold" style:font-weight-asian="bold" style:font-weight-complex="bold" fo:color="#FFFFFF" style:language-asian="es" style:country-asian="AR"/>
    </style:style>
    <style:style style:name="TableRow90" style:family="table-row">
      <style:table-row-properties style:min-row-height="0.2187in"/>
    </style:style>
    <style:style style:name="TableCell91" style:family="table-cell">
      <style:table-cell-properties fo:border-top="0.0069in solid #C9C9C9" fo:border-left="0.0069in solid #000000" fo:border-bottom="0.0069in solid #000000" fo:border-right="0.0069in solid #000000" fo:background-color="#EDEDED" style:writing-mode="lr-tb" style:vertical-align="middle" fo:padding-top="0in" fo:padding-left="0.0486in" fo:padding-bottom="0in" fo:padding-right="0.0486in"/>
    </style:style>
    <style:style style:name="P92" style:parent-style-name="Normal" style:family="paragraph">
      <style:paragraph-properties style:vertical-align="auto" fo:margin-bottom="0in" fo:line-height="100%"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3" style:parent-style-name="Fuentedepárrafopredeter." style:family="text">
      <style:text-properties style:font-name="Lucida Console" style:font-name-asian="Times New Roman" style:font-name-complex="Courier New" fo:color="#1D75B3" fo:font-size="9pt" style:font-size-asian="9pt" style:font-size-complex="9pt" style:language-asian="es" style:country-asian="AR"/>
    </style:style>
    <style:style style:name="T94" style:parent-style-name="Fuentedepárrafopredeter." style:family="text">
      <style:text-properties style:font-name="Lucida Console" style:font-name-asian="Times New Roman" style:font-name-complex="Courier New" fo:color="#666666" fo:font-size="9pt" style:font-size-asian="9pt" style:font-size-complex="9pt" style:language-asian="es" style:country-asian="AR"/>
    </style:style>
    <style:style style:name="TableColumn96" style:family="table-column">
      <style:table-column-properties style:column-width="4.2513in"/>
    </style:style>
    <style:style style:name="TableColumn97" style:family="table-column">
      <style:table-column-properties style:column-width="2.868in"/>
    </style:style>
    <style:style style:name="Table95" style:family="table">
      <style:table-properties style:width="7.1194in" fo:margin-left="0in" table:align="left"/>
    </style:style>
    <style:style style:name="TableRow98" style:family="table-row">
      <style:table-row-properties style:min-row-height="0.227in"/>
    </style:style>
    <style:style style:name="TableCell99" style:family="table-cell">
      <style:table-cell-properties fo:border-top="0.0069in solid #000000" fo:border-left="0.0069in solid #000000" fo:border-bottom="0.0208in solid #EEEEEE" fo:border-right="none" fo:background-color="#A5A5A5" style:writing-mode="lr-tb" fo:padding-top="0in" fo:padding-left="0.0486in" fo:padding-bottom="0in" fo:padding-right="0.0486in"/>
    </style:style>
    <style:style style:name="P100" style:parent-style-name="Normal" style:family="paragraph">
      <style:paragraph-properties fo:margin-bottom="0in" fo:line-height="100%" fo:text-indent="0.1534in"/>
      <style:text-properties style:font-name-asian="Times New Roman" fo:font-weight="bold" style:font-weight-asian="bold" style:font-weight-complex="bold" fo:color="#FFFFFF" style:language-asian="es" style:country-asian="AR"/>
    </style:style>
    <style:style style:name="TableCell101" style:family="table-cell">
      <style:table-cell-properties fo:border-top="0.0069in solid #000000" fo:border-left="none" fo:border-bottom="0.0069in solid #C9C9C9" fo:border-right="0.0069in solid #000000" fo:background-color="#A5A5A5" style:writing-mode="lr-tb" style:vertical-align="bottom" fo:padding-top="0in" fo:padding-left="0.0486in" fo:padding-bottom="0in" fo:padding-right="0.0486in" fo:wrap-option="no-wrap"/>
    </style:style>
    <style:style style:name="P102" style:parent-style-name="Normal" style:family="paragraph">
      <style:paragraph-properties fo:margin-bottom="0in" fo:line-height="100%"/>
      <style:text-properties style:font-name-asian="Times New Roman" fo:font-weight="bold" style:font-weight-asian="bold" style:font-weight-complex="bold" fo:color="#FFFFFF" style:language-asian="es" style:country-asian="AR"/>
    </style:style>
    <style:style style:name="TableRow103" style:family="table-row">
      <style:table-row-properties style:min-row-height="0.4777in"/>
    </style:style>
    <style:style style:name="TableCell104" style:family="table-cell">
      <style:table-cell-properties fo:border-top="0.0069in solid #C9C9C9" fo:border-left="0.0069in solid #000000" fo:border-bottom="0.0069in solid #000000" fo:border-right="0.0069in solid #000000" fo:background-color="#EDEDED" style:writing-mode="lr-tb" style:vertical-align="middle" fo:padding-top="0in" fo:padding-left="0.0486in" fo:padding-bottom="0in" fo:padding-right="0.0486in"/>
    </style:style>
    <style:style style:name="P105" style:parent-style-name="HTMLconformatoprevio" style:family="paragraph">
      <style:paragraph-properties fo:background-color="#F6F6F6"/>
    </style:style>
    <style:style style:name="T106" style:parent-style-name="cm-builtin" style:family="text">
      <style:text-properties style:font-name="Lucida Console" fo:color="#1D75B3" fo:font-size="9pt" style:font-size-asian="9pt" style:font-size-complex="9pt" fo:language="en" fo:country="US"/>
    </style:style>
    <style:style style:name="T107" style:parent-style-name="cm-s-neo" style:family="text">
      <style:text-properties style:font-name="Lucida Console" fo:color="#666666" fo:font-size="9pt" style:font-size-asian="9pt" style:font-size-complex="9pt" fo:language="en" fo:country="US"/>
    </style:style>
    <style:style style:name="T108" style:parent-style-name="cm-builtin" style:family="text">
      <style:text-properties style:font-name="Lucida Console" fo:color="#1D75B3" fo:font-size="9pt" style:font-size-asian="9pt" style:font-size-complex="9pt" fo:language="en" fo:country="US"/>
    </style:style>
    <style:style style:name="T109" style:parent-style-name="cm-s-neo" style:family="text">
      <style:text-properties style:font-name="Lucida Console" fo:color="#666666" fo:font-size="9pt" style:font-size-asian="9pt" style:font-size-complex="9pt" fo:language="en" fo:country="US"/>
    </style:style>
    <style:style style:name="T110" style:parent-style-name="cm-builtin" style:family="text">
      <style:text-properties style:font-name="Lucida Console" fo:color="#1D75B3" fo:font-size="9pt" style:font-size-asian="9pt" style:font-size-complex="9pt" fo:language="en" fo:country="US"/>
    </style:style>
    <style:style style:name="T111" style:parent-style-name="cm-s-neo" style:family="text">
      <style:text-properties style:font-name="Lucida Console" fo:color="#666666" fo:font-size="9pt" style:font-size-asian="9pt" style:font-size-complex="9pt" fo:language="en" fo:country="US"/>
    </style:style>
    <style:style style:name="T112" style:parent-style-name="cm-operator" style:family="text">
      <style:text-properties style:font-name="Lucida Console" fo:color="#666666" fo:font-size="9pt" style:font-size-asian="9pt" style:font-size-complex="9pt" fo:language="en" fo:country="US"/>
    </style:style>
    <style:style style:name="T113" style:parent-style-name="cm-attribute" style:family="text">
      <style:text-properties style:font-name="Lucida Console" fo:color="#047D65" fo:font-size="9pt" style:font-size-asian="9pt" style:font-size-complex="9pt" fo:language="en" fo:country="US"/>
    </style:style>
    <style:style style:name="T114" style:parent-style-name="cm-s-neo" style:family="text">
      <style:text-properties style:font-name="Lucida Console" fo:color="#666666" fo:font-size="9pt" style:font-size-asian="9pt" style:font-size-complex="9pt" fo:language="en" fo:country="US"/>
    </style:style>
    <style:style style:name="T115" style:parent-style-name="cm-builtin" style:family="text">
      <style:text-properties style:font-name="Lucida Console" fo:color="#1D75B3" fo:font-size="9pt" style:font-size-asian="9pt" style:font-size-complex="9pt" fo:language="en" fo:country="US"/>
    </style:style>
    <style:style style:name="T116" style:parent-style-name="cm-s-neo" style:family="text">
      <style:text-properties style:font-name="Lucida Console" fo:color="#666666" fo:font-size="9pt" style:font-size-asian="9pt" style:font-size-complex="9pt" fo:language="en" fo:country="US"/>
    </style:style>
    <style:style style:name="T117" style:parent-style-name="cm-s-neo" style:family="text">
      <style:text-properties style:font-name="Lucida Console" fo:color="#666666" fo:font-size="9pt" style:font-size-asian="9pt" style:font-size-complex="9pt" fo:language="en" fo:country="US"/>
    </style:style>
    <style:style style:name="P118" style:parent-style-name="Normal" style:family="paragraph">
      <style:paragraph-properties style:vertical-align="auto" fo:margin-bottom="0in" fo:line-height="100%"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fo:language="en" fo:country="US" style:language-asian="es" style:country-asian="AR" fo:hyphenate="true"/>
    </style:style>
    <style:style style:name="P119" style:parent-style-name="Normal" style:family="paragraph">
      <style:text-properties fo:language="en" fo:country="US"/>
    </style:style>
    <style:style style:name="P120" style:parent-style-name="Párrafodelista" style:family="paragraph"/>
    <style:style style:name="P121" style:parent-style-name="Párrafodelista" style:family="paragraph"/>
    <style:style style:name="P122" style:parent-style-name="Párrafodelista" style:family="paragraph"/>
    <style:style style:name="P123" style:parent-style-name="Párrafodelista" style:family="paragraph"/>
    <style:style style:name="TableColumn125" style:family="table-column">
      <style:table-column-properties style:column-width="2.9027in"/>
    </style:style>
    <style:style style:name="TableColumn126" style:family="table-column">
      <style:table-column-properties style:column-width="4.1812in"/>
    </style:style>
    <style:style style:name="Table124" style:family="table">
      <style:table-properties style:width="7.084in" fo:margin-left="0in" table:align="left"/>
    </style:style>
    <style:style style:name="TableRow127" style:family="table-row">
      <style:table-row-properties style:min-row-height="0.2187in"/>
    </style:style>
    <style:style style:name="TableCell128" style:family="table-cell">
      <style:table-cell-properties fo:border-top="0.0069in solid #000000" fo:border-left="0.0069in solid #000000" fo:border-bottom="0.0208in solid #EEEEEE" fo:border-right="none" fo:background-color="#A5A5A5" style:writing-mode="lr-tb" fo:padding-top="0in" fo:padding-left="0.0486in" fo:padding-bottom="0in" fo:padding-right="0.0486in"/>
    </style:style>
    <style:style style:name="P129" style:parent-style-name="Normal" style:family="paragraph">
      <style:paragraph-properties fo:margin-bottom="0in" fo:line-height="100%" fo:text-indent="0.1534in"/>
      <style:text-properties style:font-name-asian="Times New Roman" fo:font-weight="bold" style:font-weight-asian="bold" style:font-weight-complex="bold" fo:color="#FFFFFF" style:language-asian="es" style:country-asian="AR"/>
    </style:style>
    <style:style style:name="TableCell130" style:family="table-cell">
      <style:table-cell-properties fo:border-top="0.0069in solid #000000" fo:border-left="none" fo:border-bottom="0.0069in solid #C9C9C9" fo:border-right="0.0069in solid #000000" fo:background-color="#A5A5A5" style:writing-mode="lr-tb" style:vertical-align="bottom" fo:padding-top="0in" fo:padding-left="0.0486in" fo:padding-bottom="0in" fo:padding-right="0.0486in" fo:wrap-option="no-wrap"/>
    </style:style>
    <style:style style:name="P131" style:parent-style-name="Normal" style:family="paragraph">
      <style:paragraph-properties fo:margin-bottom="0in" fo:line-height="100%"/>
      <style:text-properties style:font-name-asian="Times New Roman" fo:font-weight="bold" style:font-weight-asian="bold" style:font-weight-complex="bold" fo:color="#FFFFFF" style:language-asian="es" style:country-asian="AR"/>
    </style:style>
    <style:style style:name="TableRow132" style:family="table-row">
      <style:table-row-properties style:min-row-height="0.2187in"/>
    </style:style>
    <style:style style:name="TableCell133" style:family="table-cell">
      <style:table-cell-properties fo:border-top="0.0069in solid #C9C9C9" fo:border-left="0.0069in solid #000000" fo:border-bottom="0.0069in solid #000000" fo:border-right="0.0069in solid #000000" fo:background-color="#EDEDED" style:writing-mode="lr-tb" style:vertical-align="middle" fo:padding-top="0in" fo:padding-left="0.0486in" fo:padding-bottom="0in" fo:padding-right="0.0486in"/>
    </style:style>
    <style:style style:name="P134" style:parent-style-name="HTMLconformatoprevio" style:family="paragraph">
      <style:paragraph-properties fo:background-color="#F6F6F6"/>
    </style:style>
    <style:style style:name="T135" style:parent-style-name="cm-builtin" style:family="text">
      <style:text-properties style:font-name="Lucida Console" fo:color="#1D75B3" fo:font-size="9pt" style:font-size-asian="9pt" style:font-size-complex="9pt" fo:language="en" fo:country="US"/>
    </style:style>
    <style:style style:name="T136" style:parent-style-name="cm-s-neo" style:family="text">
      <style:text-properties style:font-name="Lucida Console" fo:color="#666666" fo:font-size="9pt" style:font-size-asian="9pt" style:font-size-complex="9pt" fo:language="en" fo:country="US"/>
    </style:style>
    <style:style style:name="P137" style:parent-style-name="Normal" style:family="paragraph">
      <style:text-properties fo:language="en" fo:country="US"/>
    </style:style>
    <style:style style:name="P138" style:parent-style-name="Párrafodelista" style:family="paragraph"/>
    <style:style style:name="TableColumn140" style:family="table-column">
      <style:table-column-properties style:column-width="2.9027in"/>
    </style:style>
    <style:style style:name="TableColumn141" style:family="table-column">
      <style:table-column-properties style:column-width="4.1812in"/>
    </style:style>
    <style:style style:name="Table139" style:family="table">
      <style:table-properties style:width="7.084in" fo:margin-left="0in" table:align="left"/>
    </style:style>
    <style:style style:name="TableRow142" style:family="table-row">
      <style:table-row-properties style:min-row-height="0.2187in"/>
    </style:style>
    <style:style style:name="TableCell143" style:family="table-cell">
      <style:table-cell-properties fo:border-top="0.0069in solid #000000" fo:border-left="0.0069in solid #000000" fo:border-bottom="0.0208in solid #EEEEEE" fo:border-right="none" fo:background-color="#A5A5A5" style:writing-mode="lr-tb" fo:padding-top="0in" fo:padding-left="0.0486in" fo:padding-bottom="0in" fo:padding-right="0.0486in"/>
    </style:style>
    <style:style style:name="P144" style:parent-style-name="Normal" style:family="paragraph">
      <style:paragraph-properties fo:margin-bottom="0in" fo:line-height="100%" fo:text-indent="0.1534in"/>
      <style:text-properties style:font-name-asian="Times New Roman" fo:font-weight="bold" style:font-weight-asian="bold" style:font-weight-complex="bold" fo:color="#FFFFFF" style:language-asian="es" style:country-asian="AR"/>
    </style:style>
    <style:style style:name="TableCell145" style:family="table-cell">
      <style:table-cell-properties fo:border-top="0.0069in solid #000000" fo:border-left="none" fo:border-bottom="0.0069in solid #C9C9C9" fo:border-right="0.0069in solid #000000" fo:background-color="#A5A5A5" style:writing-mode="lr-tb" style:vertical-align="bottom" fo:padding-top="0in" fo:padding-left="0.0486in" fo:padding-bottom="0in" fo:padding-right="0.0486in" fo:wrap-option="no-wrap"/>
    </style:style>
    <style:style style:name="P146" style:parent-style-name="Normal" style:family="paragraph">
      <style:paragraph-properties fo:margin-bottom="0in" fo:line-height="100%"/>
      <style:text-properties style:font-name-asian="Times New Roman" fo:font-weight="bold" style:font-weight-asian="bold" style:font-weight-complex="bold" fo:color="#FFFFFF" style:language-asian="es" style:country-asian="AR"/>
    </style:style>
    <style:style style:name="TableRow147" style:family="table-row">
      <style:table-row-properties style:min-row-height="0.2187in"/>
    </style:style>
    <style:style style:name="TableCell148" style:family="table-cell">
      <style:table-cell-properties fo:border-top="0.0069in solid #C9C9C9" fo:border-left="0.0069in solid #000000" fo:border-bottom="0.0069in solid #000000" fo:border-right="0.0069in solid #000000" fo:background-color="#EDEDED" style:writing-mode="lr-tb" style:vertical-align="middle" fo:padding-top="0in" fo:padding-left="0.0486in" fo:padding-bottom="0in" fo:padding-right="0.0486in"/>
    </style:style>
    <style:style style:name="P149" style:parent-style-name="HTMLconformatoprevio" style:family="paragraph">
      <style:paragraph-properties fo:background-color="#F6F6F6"/>
    </style:style>
    <style:style style:name="T150" style:parent-style-name="cm-builtin" style:family="text">
      <style:text-properties style:font-name="Lucida Console" fo:color="#1D75B3" fo:font-size="9pt" style:font-size-asian="9pt" style:font-size-complex="9pt" fo:language="en" fo:country="US"/>
    </style:style>
    <style:style style:name="T151" style:parent-style-name="cm-s-neo" style:family="text">
      <style:text-properties style:font-name="Lucida Console" fo:color="#666666" fo:font-size="9pt" style:font-size-asian="9pt" style:font-size-complex="9pt" fo:language="en" fo:country="US"/>
    </style:style>
    <style:style style:name="P152" style:parent-style-name="Párrafodelista" style:family="paragraph">
      <style:paragraph-properties fo:margin-left="0.25in">
        <style:tab-stops/>
      </style:paragraph-properties>
      <style:text-properties fo:language="en" fo:country="US"/>
    </style:style>
    <style:style style:name="P153" style:parent-style-name="Párrafodelista" style:family="paragraph"/>
    <style:style style:name="TableColumn155" style:family="table-column">
      <style:table-column-properties style:column-width="2.9027in"/>
    </style:style>
    <style:style style:name="TableColumn156" style:family="table-column">
      <style:table-column-properties style:column-width="4.1812in"/>
    </style:style>
    <style:style style:name="Table154" style:family="table">
      <style:table-properties style:width="7.084in" fo:margin-left="0in" table:align="left"/>
    </style:style>
    <style:style style:name="TableRow157" style:family="table-row">
      <style:table-row-properties style:min-row-height="0.2187in"/>
    </style:style>
    <style:style style:name="TableCell158" style:family="table-cell">
      <style:table-cell-properties fo:border-top="0.0069in solid #000000" fo:border-left="0.0069in solid #000000" fo:border-bottom="0.0208in solid #EEEEEE" fo:border-right="none" fo:background-color="#A5A5A5" style:writing-mode="lr-tb" fo:padding-top="0in" fo:padding-left="0.0486in" fo:padding-bottom="0in" fo:padding-right="0.0486in"/>
    </style:style>
    <style:style style:name="P159" style:parent-style-name="Normal" style:family="paragraph">
      <style:paragraph-properties fo:margin-bottom="0in" fo:line-height="100%" fo:text-indent="0.1534in"/>
      <style:text-properties style:font-name-asian="Times New Roman" fo:font-weight="bold" style:font-weight-asian="bold" style:font-weight-complex="bold" fo:color="#FFFFFF" style:language-asian="es" style:country-asian="AR"/>
    </style:style>
    <style:style style:name="TableCell160" style:family="table-cell">
      <style:table-cell-properties fo:border-top="0.0069in solid #000000" fo:border-left="none" fo:border-bottom="0.0069in solid #C9C9C9" fo:border-right="0.0069in solid #000000" fo:background-color="#A5A5A5" style:writing-mode="lr-tb" style:vertical-align="bottom" fo:padding-top="0in" fo:padding-left="0.0486in" fo:padding-bottom="0in" fo:padding-right="0.0486in" fo:wrap-option="no-wrap"/>
    </style:style>
    <style:style style:name="P161" style:parent-style-name="Normal" style:family="paragraph">
      <style:paragraph-properties fo:margin-bottom="0in" fo:line-height="100%"/>
      <style:text-properties style:font-name-asian="Times New Roman" fo:font-weight="bold" style:font-weight-asian="bold" style:font-weight-complex="bold" fo:color="#FFFFFF" style:language-asian="es" style:country-asian="AR"/>
    </style:style>
    <style:style style:name="TableRow162" style:family="table-row">
      <style:table-row-properties style:min-row-height="0.2187in"/>
    </style:style>
    <style:style style:name="TableCell163" style:family="table-cell">
      <style:table-cell-properties fo:border-top="0.0069in solid #C9C9C9" fo:border-left="0.0069in solid #000000" fo:border-bottom="0.0069in solid #000000" fo:border-right="0.0069in solid #000000" fo:background-color="#EDEDED" style:writing-mode="lr-tb" style:vertical-align="middle" fo:padding-top="0in" fo:padding-left="0.0486in" fo:padding-bottom="0in" fo:padding-right="0.0486in"/>
    </style:style>
    <style:style style:name="P164" style:parent-style-name="HTMLconformatoprevio" style:family="paragraph">
      <style:paragraph-properties style:line-height-at-least="0.1875in" fo:background-color="#F6F6F6"/>
    </style:style>
    <style:style style:name="T165" style:parent-style-name="CódigoHTML" style:family="text">
      <style:text-properties style:font-name="Lucida Console" fo:color="#666666" fo:font-size="9pt" style:font-size-asian="9pt" style:font-size-complex="9pt" fo:language="en" fo:country="US"/>
    </style:style>
    <style:style style:name="P166" style:parent-style-name="HTMLconformatoprevio" style:family="paragraph">
      <style:paragraph-properties style:line-height-at-least="0.1875in" fo:background-color="#F6F6F6"/>
    </style:style>
    <style:style style:name="T167" style:parent-style-name="CódigoHTML" style:family="text">
      <style:text-properties style:font-name="Lucida Console" fo:color="#666666" fo:font-size="9pt" style:font-size-asian="9pt" style:font-size-complex="9pt" fo:language="en" fo:country="US"/>
    </style:style>
    <style:style style:name="P168" style:parent-style-name="HTMLconformatoprevio" style:family="paragraph">
      <style:paragraph-properties style:line-height-at-least="0.1875in" fo:background-color="#F6F6F6"/>
    </style:style>
    <style:style style:name="T169" style:parent-style-name="CódigoHTML" style:family="text">
      <style:text-properties style:font-name="Lucida Console" fo:color="#666666" fo:font-size="9pt" style:font-size-asian="9pt" style:font-size-complex="9pt" fo:language="en" fo:country="US"/>
    </style:style>
    <style:style style:name="P170" style:parent-style-name="HTMLconformatoprevio" style:family="paragraph">
      <style:paragraph-properties style:line-height-at-least="0.1875in" fo:background-color="#F6F6F6"/>
    </style:style>
    <style:style style:name="T171" style:parent-style-name="CódigoHTML" style:family="text">
      <style:text-properties style:font-name="Lucida Console" fo:color="#666666" fo:font-size="9pt" style:font-size-asian="9pt" style:font-size-complex="9pt" fo:language="en" fo:country="US"/>
    </style:style>
    <style:style style:name="P172" style:parent-style-name="HTMLconformatoprevio" style:family="paragraph">
      <style:paragraph-properties style:line-height-at-least="0.1875in" fo:background-color="#F6F6F6"/>
    </style:style>
    <style:style style:name="T173" style:parent-style-name="CódigoHTML" style:family="text">
      <style:text-properties style:font-name="Lucida Console" fo:color="#666666" fo:font-size="9pt" style:font-size-asian="9pt" style:font-size-complex="9pt" fo:language="en" fo:country="US"/>
    </style:style>
    <style:style style:name="P174" style:parent-style-name="HTMLconformatoprevio" style:family="paragraph">
      <style:paragraph-properties style:line-height-at-least="0.1875in" fo:background-color="#F6F6F6"/>
    </style:style>
    <style:style style:name="T175" style:parent-style-name="CódigoHTML" style:family="text">
      <style:text-properties style:font-name="Lucida Console" fo:color="#666666" fo:font-size="9pt" style:font-size-asian="9pt" style:font-size-complex="9pt" fo:language="en" fo:country="US"/>
    </style:style>
    <style:style style:name="P176" style:parent-style-name="HTMLconformatoprevio" style:family="paragraph">
      <style:paragraph-properties style:line-height-at-least="0.1875in" fo:background-color="#F6F6F6"/>
    </style:style>
    <style:style style:name="T177" style:parent-style-name="CódigoHTML" style:family="text">
      <style:text-properties style:font-name="Lucida Console" fo:color="#666666" fo:font-size="9pt" style:font-size-asian="9pt" style:font-size-complex="9pt" fo:language="en" fo:country="US"/>
    </style:style>
    <style:style style:name="P178" style:parent-style-name="HTMLconformatoprevio" style:family="paragraph">
      <style:paragraph-properties style:line-height-at-least="0.1875in" fo:background-color="#F6F6F6"/>
    </style:style>
    <style:style style:name="T179" style:parent-style-name="CódigoHTML" style:family="text">
      <style:text-properties style:font-name="Lucida Console" fo:color="#666666" fo:font-size="9pt" style:font-size-asian="9pt" style:font-size-complex="9pt" fo:language="en" fo:country="US"/>
    </style:style>
    <style:style style:name="P180" style:parent-style-name="HTMLconformatoprevio" style:family="paragraph">
      <style:paragraph-properties style:line-height-at-least="0.1875in" fo:background-color="#F6F6F6"/>
    </style:style>
    <style:style style:name="T181" style:parent-style-name="CódigoHTML" style:family="text">
      <style:text-properties style:font-name="Lucida Console" fo:color="#666666" fo:font-size="9pt" style:font-size-asian="9pt" style:font-size-complex="9pt" fo:language="en" fo:country="US"/>
    </style:style>
    <style:style style:name="P182" style:parent-style-name="HTMLconformatoprevio" style:family="paragraph">
      <style:paragraph-properties fo:background-color="#F6F6F6"/>
    </style:style>
    <style:style style:name="T183" style:parent-style-name="CódigoHTML" style:family="text">
      <style:text-properties style:font-name="Lucida Console" fo:color="#666666" fo:font-size="9pt" style:font-size-asian="9pt" style:font-size-complex="9pt" fo:language="en" fo:country="US"/>
    </style:style>
    <style:style style:name="P184" style:parent-style-name="HTMLconformatoprevio" style:family="paragraph">
      <style:paragraph-properties fo:background-color="#F6F6F6"/>
      <style:text-properties fo:language="en" fo:country="US"/>
    </style:style>
    <style:style style:name="P185" style:parent-style-name="Normal" style:family="paragraph">
      <style:text-properties fo:language="en" fo:country="US"/>
    </style:style>
    <style:style style:name="P186" style:parent-style-name="Párrafodelista" style:family="paragraph"/>
    <style:style style:name="T187" style:parent-style-name="Fuentedepárrafopredeter." style:family="text">
      <style:text-properties fo:language="en" fo:country="US"/>
    </style:style>
    <style:style style:name="TableColumn189" style:family="table-column">
      <style:table-column-properties style:column-width="2.9027in"/>
    </style:style>
    <style:style style:name="TableColumn190" style:family="table-column">
      <style:table-column-properties style:column-width="4.1812in"/>
    </style:style>
    <style:style style:name="Table188" style:family="table">
      <style:table-properties style:width="7.084in" fo:margin-left="0in" table:align="left"/>
    </style:style>
    <style:style style:name="TableRow191" style:family="table-row">
      <style:table-row-properties style:min-row-height="0.2187in"/>
    </style:style>
    <style:style style:name="TableCell192" style:family="table-cell">
      <style:table-cell-properties fo:border-top="0.0069in solid #000000" fo:border-left="0.0069in solid #000000" fo:border-bottom="0.0208in solid #EEEEEE" fo:border-right="none" fo:background-color="#A5A5A5" style:writing-mode="lr-tb" fo:padding-top="0in" fo:padding-left="0.0486in" fo:padding-bottom="0in" fo:padding-right="0.0486in"/>
    </style:style>
    <style:style style:name="P193" style:parent-style-name="Normal" style:family="paragraph">
      <style:paragraph-properties fo:margin-bottom="0in" fo:line-height="100%" fo:text-indent="0.1534in"/>
      <style:text-properties style:font-name-asian="Times New Roman" fo:font-weight="bold" style:font-weight-asian="bold" style:font-weight-complex="bold" fo:color="#FFFFFF" style:language-asian="es" style:country-asian="AR"/>
    </style:style>
    <style:style style:name="TableCell194" style:family="table-cell">
      <style:table-cell-properties fo:border-top="0.0069in solid #000000" fo:border-left="none" fo:border-bottom="0.0069in solid #C9C9C9" fo:border-right="0.0069in solid #000000" fo:background-color="#A5A5A5" style:writing-mode="lr-tb" style:vertical-align="bottom" fo:padding-top="0in" fo:padding-left="0.0486in" fo:padding-bottom="0in" fo:padding-right="0.0486in" fo:wrap-option="no-wrap"/>
    </style:style>
    <style:style style:name="P195" style:parent-style-name="Normal" style:family="paragraph">
      <style:paragraph-properties fo:margin-bottom="0in" fo:line-height="100%"/>
      <style:text-properties style:font-name-asian="Times New Roman" fo:font-weight="bold" style:font-weight-asian="bold" style:font-weight-complex="bold" fo:color="#FFFFFF" style:language-asian="es" style:country-asian="AR"/>
    </style:style>
    <style:style style:name="TableRow196" style:family="table-row">
      <style:table-row-properties style:min-row-height="0.2187in"/>
    </style:style>
    <style:style style:name="TableCell197" style:family="table-cell">
      <style:table-cell-properties fo:border-top="0.0069in solid #C9C9C9" fo:border-left="0.0069in solid #000000" fo:border-bottom="0.0069in solid #000000" fo:border-right="0.0069in solid #000000" fo:background-color="#EDEDED" style:writing-mode="lr-tb" style:vertical-align="middle" fo:padding-top="0in" fo:padding-left="0.0486in" fo:padding-bottom="0in" fo:padding-right="0.0486in"/>
    </style:style>
    <style:style style:name="P198" style:parent-style-name="HTMLconformatoprevio" style:family="paragraph">
      <style:paragraph-properties fo:background-color="#F6F6F6"/>
    </style:style>
    <style:style style:name="T199" style:parent-style-name="cm-builtin" style:family="text">
      <style:text-properties style:font-name="Lucida Console" fo:color="#1D75B3" fo:font-size="9pt" style:font-size-asian="9pt" style:font-size-complex="9pt"/>
    </style:style>
    <style:style style:name="T200" style:parent-style-name="cm-s-neo" style:family="text">
      <style:text-properties style:font-name="Lucida Console" fo:color="#666666" fo:font-size="9pt" style:font-size-asian="9pt" style:font-size-complex="9pt"/>
    </style:style>
    <style:style style:name="P201" style:parent-style-name="Párrafodelista" style:family="paragraph">
      <style:paragraph-properties fo:margin-left="0.25in">
        <style:tab-stops/>
      </style:paragraph-properties>
      <style:text-properties fo:language="en" fo:country="US"/>
    </style:style>
    <style:style style:name="P202" style:parent-style-name="Normal" style:family="paragraph">
      <style:paragraph-properties fo:break-before="page"/>
      <style:text-properties fo:hyphenate="true"/>
    </style:style>
    <style:style style:name="P203" style:parent-style-name="Párrafodelista" style:family="paragraph"/>
    <style:style style:name="P204" style:parent-style-name="Párrafodelista" style:family="paragraph"/>
    <style:style style:name="P205" style:parent-style-name="Párrafodelista" style:family="paragraph"/>
    <style:style style:name="P206" style:parent-style-name="Párrafodelista" style:family="paragraph"/>
    <style:style style:name="TableColumn208" style:family="table-column">
      <style:table-column-properties style:column-width="2.9027in"/>
    </style:style>
    <style:style style:name="TableColumn209" style:family="table-column">
      <style:table-column-properties style:column-width="4.1812in"/>
    </style:style>
    <style:style style:name="Table207" style:family="table">
      <style:table-properties style:width="7.084in" fo:margin-left="0in" table:align="left"/>
    </style:style>
    <style:style style:name="TableRow210" style:family="table-row">
      <style:table-row-properties style:min-row-height="0.2187in"/>
    </style:style>
    <style:style style:name="TableCell211" style:family="table-cell">
      <style:table-cell-properties fo:border-top="0.0069in solid #000000" fo:border-left="0.0069in solid #000000" fo:border-bottom="0.0208in solid #EEEEEE" fo:border-right="none" fo:background-color="#A5A5A5" style:writing-mode="lr-tb" fo:padding-top="0in" fo:padding-left="0.0486in" fo:padding-bottom="0in" fo:padding-right="0.0486in"/>
    </style:style>
    <style:style style:name="P212" style:parent-style-name="Normal" style:family="paragraph">
      <style:paragraph-properties fo:margin-bottom="0in" fo:line-height="100%" fo:text-indent="0.1534in"/>
      <style:text-properties style:font-name-asian="Times New Roman" fo:font-weight="bold" style:font-weight-asian="bold" style:font-weight-complex="bold" fo:color="#FFFFFF" style:language-asian="es" style:country-asian="AR"/>
    </style:style>
    <style:style style:name="TableCell213" style:family="table-cell">
      <style:table-cell-properties fo:border-top="0.0069in solid #000000" fo:border-left="none" fo:border-bottom="0.0069in solid #C9C9C9" fo:border-right="0.0069in solid #000000" fo:background-color="#A5A5A5" style:writing-mode="lr-tb" style:vertical-align="bottom" fo:padding-top="0in" fo:padding-left="0.0486in" fo:padding-bottom="0in" fo:padding-right="0.0486in" fo:wrap-option="no-wrap"/>
    </style:style>
    <style:style style:name="P214" style:parent-style-name="Normal" style:family="paragraph">
      <style:paragraph-properties fo:margin-bottom="0in" fo:line-height="100%"/>
      <style:text-properties style:font-name-asian="Times New Roman" fo:font-weight="bold" style:font-weight-asian="bold" style:font-weight-complex="bold" fo:color="#FFFFFF" style:language-asian="es" style:country-asian="AR"/>
    </style:style>
    <style:style style:name="TableRow215" style:family="table-row">
      <style:table-row-properties style:min-row-height="0.2187in"/>
    </style:style>
    <style:style style:name="TableCell216" style:family="table-cell">
      <style:table-cell-properties fo:border-top="0.0069in solid #C9C9C9" fo:border-left="0.0069in solid #000000" fo:border-bottom="0.0069in solid #000000" fo:border-right="0.0069in solid #000000" fo:background-color="#EDEDED" style:writing-mode="lr-tb" style:vertical-align="middle" fo:padding-top="0in" fo:padding-left="0.0486in" fo:padding-bottom="0in" fo:padding-right="0.0486in"/>
    </style:style>
    <style:style style:name="P217" style:parent-style-name="HTMLconformatoprevio" style:family="paragraph">
      <style:paragraph-properties fo:background-color="#F6F6F6"/>
    </style:style>
    <style:style style:name="T218" style:parent-style-name="cm-builtin" style:family="text">
      <style:text-properties style:font-name="Lucida Console" fo:color="#1D75B3" fo:font-size="9pt" style:font-size-asian="9pt" style:font-size-complex="9pt" fo:language="en" fo:country="US"/>
    </style:style>
    <style:style style:name="T219" style:parent-style-name="cm-s-neo" style:family="text">
      <style:text-properties style:font-name="Lucida Console" fo:color="#666666" fo:font-size="9pt" style:font-size-asian="9pt" style:font-size-complex="9pt" fo:language="en" fo:country="US"/>
    </style:style>
    <style:style style:name="T220" style:parent-style-name="Hipervínculo" style:family="text">
      <style:text-properties style:font-name="Lucida Console" fo:font-size="9pt" style:font-size-asian="9pt" style:font-size-complex="9pt" fo:language="en" fo:country="US"/>
    </style:style>
    <style:style style:name="P221" style:parent-style-name="Normal" style:family="paragraph">
      <style:text-properties fo:language="en" fo:country="US"/>
    </style:style>
    <style:style style:name="T222" style:parent-style-name="Fuentedepárrafopredeter." style:family="text">
      <style:text-properties style:font-name="Open Sans" style:font-name-complex="Open Sans" fo:font-size="10.5pt" style:font-size-asian="10.5pt" style:font-size-complex="10.5pt"/>
    </style:style>
    <style:style style:name="T223" style:parent-style-name="Hipervínculo" style:family="text">
      <style:text-properties style:font-name="Open Sans" style:font-name-complex="Open Sans" fo:color="#18ADED" fo:font-size="10.5pt" style:font-size-asian="10.5pt" style:font-size-complex="10.5pt"/>
    </style:style>
    <style:style style:name="T224" style:parent-style-name="Fuentedepárrafopredeter." style:family="text">
      <style:text-properties style:font-name="Open Sans" style:font-name-complex="Open Sans" fo:font-size="10.5pt" style:font-size-asian="10.5pt" style:font-size-complex="10.5pt"/>
    </style:style>
    <style:style style:name="T225" style:parent-style-name="Fuentedepárrafopredeter." style:family="text">
      <style:text-properties style:font-name="Open Sans" style:font-name-complex="Open Sans" fo:color="#747C84" fo:font-size="10.5pt" style:font-size-asian="10.5pt" style:font-size-complex="10.5pt"/>
    </style:style>
    <style:style style:name="T226" style:parent-style-name="Fuentedepárrafopredeter." style:family="text">
      <style:text-properties fo:color="#FFFFFF"/>
    </style:style>
    <style:style style:name="T227" style:parent-style-name="Fuentedepárrafopredeter." style:family="text">
      <style:text-properties fo:font-style="italic" style:font-style-asian="italic" fo:color="#FFFFFF"/>
    </style:style>
    <style:style style:name="T228" style:parent-style-name="Fuentedepárrafopredeter." style:family="text">
      <style:text-properties fo:color="#FFFFFF"/>
    </style:style>
    <style:style style:name="T229" style:parent-style-name="Fuentedepárrafopredeter." style:family="text">
      <style:text-properties fo:font-style="italic" style:font-style-asian="italic" fo:color="#FFFFFF"/>
    </style:style>
    <style:style style:name="T230" style:parent-style-name="Fuentedepárrafopredeter." style:family="text">
      <style:text-properties fo:font-style="italic" style:font-style-asian="italic"/>
    </style:style>
    <style:style style:name="T231" style:parent-style-name="Hipervínculo" style:family="text">
      <style:text-properties style:font-name="Open Sans" style:font-name-complex="Open Sans" fo:color="#18ADED" fo:font-size="10.5pt" style:font-size-asian="10.5pt" style:font-size-complex="10.5pt"/>
    </style:style>
  </office:automatic-styles>
  <office:body>
    <office:text text:use-soft-page-breaks="true">
      <text:list text:style-name="LFO1" text:continue-numbering="true">
        <text:list-item>
          <text:p text:style-name="P1">Comenzando</text:p>
        </text:list-item>
      </text:list>
      <text:list text:style-name="LFO1" text:continue-numbering="true">
        <text:list-item>
          <text:list>
            <text:list-item>
              <text:p text:style-name="P2">Introducción</text:p>
            </text:list-item>
          </text:list>
        </text:list-item>
      </text:list>
      <text:list text:style-name="LFO1" text:continue-numbering="true">
        <text:list-item>
          <text:list>
            <text:list-item>
              <text:list>
                <text:list-item>
                  <text:p text:style-name="P3">¿Qué es Cocos-BCX?</text:p>
                </text:list-item>
              </text:list>
            </text:list-item>
          </text:list>
        </text:list-item>
      </text:list>
      <text:p text:style-name="Normal">Cocos-BCX, la plataforma para la próxima generación de economía de juegos digitales, tiene como objetivo proporcionar a los desarrolladores<text:s/>de juegos una infraestructura de juegos de cadena de bloques fácil de usar y sólida, a la vez que ofrece a los usuarios un entorno de juego justo y abierto con datos transparentes y reglas claras. El mecanismo de consenso de la cadena de bloques subyacente<text:s/>está optimizado en base a la tecnología Graphene (grafeno). Con el sistema de contrato inteligente mejorado, Cocos-BCX es capaz de ofrecer un gran número de características para diversos juegos, tales como números aleatorios, sesión, temporizador y señales para verificación de calidad (HEARTHBEAT).</text:p>
      <text:p text:style-name="Normal">Esperamos ayudar a los desarrolladores y jugadores a asegurar un beneficio consistente a través del modelo económico de activos digitales soportados por la tecnología de cadenas de bloques:</text:p>
      <text:list text:style-name="LFO2" text:continue-numbering="true">
        <text:list-item>
          <text:p text:style-name="P4">Ayudar a los desarrolladores a asentar los contenidos que producen para obtener ganancias sostenibles a partir del uso, la gestión y la circulación de los activos de contenido proporcionando canales convenientes y descentralizados para la distribución de los juegos.</text:p>
        </text:list-item>
        <text:list-item>
          <text:p text:style-name="P5">Ayudar a los jugadores a convertir los datos generados por el tiempo y la energía que gastan, y los artículos obtenidos a través del consumo, en activos que puedan ser almacenados, gestionados y distribuidos de forma segura, otorgando a los jugadores los derechos para comercializarlos.</text:p>
        </text:list-item>
      </text:list>
      <text:p text:style-name="Normal">La Plataforma incluye:</text:p>
      <text:list text:style-name="LFO3" text:continue-numbering="true">
        <text:list-item>
          <text:p text:style-name="P6">Un marco de desarrollo que soporta múltiples sistemas operativos y cadenas de bloqueo.</text:p>
        </text:list-item>
        <text:list-item>
          <text:p text:style-name="P7">Un IDE basado en datos para dApps que está totalmente programado y basado en componentes.</text:p>
        </text:list-item>
        <text:list-item>
          <text:p text:style-name="P8">Un sistema de cadena de bloques y componentes funcionales esenciales para aplicaciones de alto rendimiento mejorados sobre la base del marco de la tecnología Graphene (grafeno).</text:p>
        </text:list-item>
      </text:list>
      <text:p text:style-name="Normal">Cocos-BCX habilitá a los desarrolladores a programar, depurar y liberar dApps en conjunto con aplicaciones híbridas basadas en cadenas de bloques.</text:p>
      <text:p text:style-name="Normal">Además, la plataforma integra un sistema de libro mayor distribuido (DLS) basado en una cadena de bloques, un sistema de billetera criptográfica y una plataforma de circulación de activos digitales, permitiendo a los activos internos que los mismos se almacenen fuera de la cadena de forma permanente y se puedan utilizar en modo multi-cadena.</text:p>
      <text:soft-page-break/>
      <text:p text:style-name="Normal">Teóricamente, el rendimiento de CocosChain TestNet puede alcanzar hasta 100.000 tps. Probamos 3.500 tps con intervalos de bloques de 3<text:s/>segundos en un entorno experimental, es decir, se necesitan 3 segundos para que la información se transmita a toda la red.</text:p>
      <text:p text:style-name="Normal"/>
      <text:p text:style-name="Normal">El rendimiento mejorará aún más una vez que se haya completado el consenso definido en el contrato, el escalamiento multi-cadena y<text:s/>la delegación de testigos. Los algoritmos clave de la mayoría de los juegos pueden ser ejecutados en cadena, y la tecnología de "confirmación de transacciones con la latencia más baja" mejorará aún más la experiencia del proceso de circulación de activos.</text:p>
      <text:p text:style-name="Normal">La billetera basada en CocosChain TestNet puede integrarse en la plataforma de circulación de activos; en donde los usuarios pueden evaluar el valor de las monedas, items y cuentas del juego en función del tipo de cambio de los activos digitales del juego<text:s/>con respecto a la moneda base de la cadena principal.</text:p>
      <text:p text:style-name="Normal">Cocos-BCX está soportado por COCOS Creator, un editor de juegos, mediante el cual el juego desarrollado tradicionalmente puede ejecutarse en el entorno de tiempo de ejecución de la cadena de bloques<text:s/>Cocos-BCX.</text:p>
      <text:list text:style-name="LFO1" text:continue-numbering="true">
        <text:list-item>
          <text:list>
            <text:list-item>
              <text:list>
                <text:list-item>
                  <text:p text:style-name="P9">Características técnicas y funciones generales</text:p>
                </text:list-item>
              </text:list>
            </text:list-item>
          </text:list>
        </text:list-item>
      </text:list>
      <text:p text:style-name="Normal">Cocos-BCX apunta a construir un entorno de ejecución completo para juegos multisistema, proporcionando a los desarrolladores de juegos bl la máxima comodidad y un ecosistema mejorado, a la vez que aporta a los jugadores una experiencia de juego totalmente nueva, así como formas de juego que son diferentes de las anteriores. Los usuarios disfrutarán de una autonomía considerable en la disposición de los activos del juego y de un entorno de juego justo<text:s/>y abierto.</text:p>
      <text:p text:style-name="Normal">Por lo tanto, Cocos-BCX está diseñado para ofrecer las siguientes características técnicas, que se describirán de manera enunciativa pero no taxativa:</text:p>
      <text:list text:style-name="LFO4" text:continue-numbering="true">
        <text:list-item>
          <text:p text:style-name="P10">Un entorno de tiempo de ejecución de juego multiplataforma con interfaces interoperables de cadena de bloques.</text:p>
        </text:list-item>
        <text:list-item>
          <text:p text:style-name="P11">Un mecanismo de consenso mejorado basado en la prueba de la participación de los delegados (DPoS) y en la modalidad de testigos delegados.</text:p>
        </text:list-item>
        <text:list-item>
          <text:p text:style-name="P12">Una TestNet (red de pruebas) con transmisión de datos mejorada y una máquina virtual de alto rendimiento.</text:p>
        </text:list-item>
        <text:list-item>
          <text:p text:style-name="P13">Una pasarela de intercambio entre cadenas que admite activos digitales homogéneos y no homogéneos.</text:p>
        </text:list-item>
        <text:list-item>
          <text:p text:style-name="P14">BCX-NHAS-1808 estándar de activos digitales no homogéneos.</text:p>
        </text:list-item>
        <text:list-item>
          <text:p text:style-name="P15">Un sistema mejorado de permisos de los activos.</text:p>
        </text:list-item>
        <text:list-item>
          <text:p text:style-name="P16">Contratos inteligentes ejecutables entre bloques.</text:p>
        </text:list-item>
        <text:list-item>
          <text:p text:style-name="P17">Operación de transacción atómica (Todo-o-nada).</text:p>
        </text:list-item>
        <text:list-item>
          <text:p text:style-name="P18">Apoyo a las tareas de consenso a nivel sintáctico.</text:p>
        </text:list-item>
        <text:list-item>
          <text:p text:style-name="P19">Soporte para el mecanismo de transacciones delegadas.</text:p>
        </text:list-item>
        <text:list-item>
          <text:p text:style-name="P20">Consenso a pequeña escala y números aleatorios.</text:p>
        </text:list-item>
        <text:list-item>
          <text:p text:style-name="P21">Proceso aleatorio confiable en la cadena;</text:p>
        </text:list-item>
        <text:list-item>
          <text:p text:style-name="P22">Soporte para ciclos mínimos de validación de transacciones dentro de la cadena.</text:p>
        </text:list-item>
        <text:list-item>
          <text:p text:style-name="P23">Compatibilidad con contratos inteligentes para funciones clave del juego, como temporizador preciso, modo de espera y señalizador (heartbeat).</text:p>
        </text:list-item>
        <text:list-item>
          <text:p text:style-name="P24">Mecanismo de verificación de transacciones para evitar que BP/desarrollador haga trampas.</text:p>
        </text:list-item>
      </text:list>
      <text:p text:style-name="Normal">Mientras tanto, Cocos-BCX proporciona funciones que incluyen, pero no se limitan a:</text:p>
      <text:list text:style-name="LFO5" text:continue-numbering="true">
        <text:list-item>
          <text:p text:style-name="P25">Interfaces inter-operables de activos sin intermediarios (props);</text:p>
        </text:list-item>
        <text:list-item>
          <text:p text:style-name="P26">Ejemplos de plataformas de circulación de activos no homogéneos;</text:p>
        </text:list-item>
        <text:list-item>
          <text:p text:style-name="P27">Autonomía del jugador y el mecanismo Smithy;</text:p>
        </text:list-item>
        <text:list-item>
          <text:p text:style-name="P28">IDE visualizado (programa del juego y edición visual del contrato);</text:p>
        </text:list-item>
        <text:list-item>
          <text:p text:style-name="P29">Cartera criptográfica completa, sistema de cuentas de usuario y explorador de bloques;</text:p>
        </text:list-item>
        <text:list-item>
          <text:p text:style-name="P30">Sistema iterativo de contratos inteligentes.</text:p>
        </text:list-item>
      </text:list>
      <text:p text:style-name="Párrafodelista"/>
      <text:list text:style-name="LFO1" text:continue-numbering="true">
        <text:list-item>
          <text:list>
            <text:list-item>
              <text:list>
                <text:list-item>
                  <text:p text:style-name="P31">Versiones</text:p>
                </text:list-item>
              </text:list>
            </text:list-item>
          </text:list>
        </text:list-item>
      </text:list>
      <text:p text:style-name="Normal">Los ejemplos en este documento están basados en las siguientes versiones:</text:p>
      <table:table table:style-name="Table32">
        <table:table-columns>
          <table:table-column table:style-name="TableColumn33"/>
          <table:table-column table:style-name="TableColumn34"/>
        </table:table-columns>
        <table:table-row table:style-name="TableRow35">
          <table:table-cell table:style-name="TableCell36">
            <text:p text:style-name="P37">Componente<text:s/></text:p>
          </table:table-cell>
          <table:table-cell table:style-name="TableCell38">
            <text:p text:style-name="P39">Versión</text:p>
          </table:table-cell>
        </table:table-row>
        <table:table-row table:style-name="TableRow40">
          <table:table-cell table:style-name="TableCell41">
            <text:p text:style-name="P42">witness_node</text:p>
          </table:table-cell>
          <table:table-cell table:style-name="TableCell43">
            <text:p text:style-name="P44"/>
          </table:table-cell>
        </table:table-row>
        <table:table-row table:style-name="TableRow45">
          <table:table-cell table:style-name="TableCell46">
            <text:p text:style-name="P47">cli_wallet</text:p>
          </table:table-cell>
          <table:table-cell table:style-name="TableCell48">
            <text:p text:style-name="P49"/>
          </table:table-cell>
        </table:table-row>
        <table:table-row table:style-name="TableRow50">
          <table:table-cell table:style-name="TableCell51">
            <text:p text:style-name="P52">JS SDK</text:p>
          </table:table-cell>
          <table:table-cell table:style-name="TableCell53">
            <text:p text:style-name="P54"/>
          </table:table-cell>
        </table:table-row>
      </table:table>
      <text:p text:style-name="Normal"/>
      <text:list text:style-name="LFO1" text:continue-numbering="true">
        <text:list-item>
          <text:list>
            <text:list-item>
              <text:list>
                <text:list-item>
                  <text:p text:style-name="P55">Requerimientos técnicos</text:p>
                </text:list-item>
              </text:list>
            </text:list-item>
          </text:list>
        </text:list-item>
      </text:list>
      <text:p text:style-name="Subtítulo">Programación Lua</text:p>
      <text:p text:style-name="Normal">Dado el uso extensivo del lenguaje Lua en el desarrollo de juegos<text:s/>tradicionales y su accesibilidad, nuestra máquina virtual de contractual actualmente soporta Lua (Lua 5.3) y cubrirá además otros lenguajes como JavaScript, Solidity entre otros</text:p>
      <text:p text:style-name="Normal">Es fácil comenzar con Lua leyendo el Manual de Referencia de Lua 5.3:</text:p>
      <text:p text:style-name="Normal"><text:a xlink:href="https://www.lua.org/manual/5.3/" office:target-frame-name="_top" xlink:show="replace"><text:span text:style-name="T56">Lua 5.3 Reference Manual</text:span></text:a></text:p>
      <text:p text:style-name="Subtítulo">Desarrollo Front-End</text:p>
      <text:p text:style-name="Normal">Las aplicaciones de la cadena de bloques pueden distinguirse de las tradicionales por las dos fórmulas siguientes:</text:p>
      <text:p text:style-name="P57"><text:span text:style-name="Énfasisintenso">Aplicación = Frontend + Servidor</text:span></text:p>
      <text:p text:style-name="P58"><text:span text:style-name="Énfasisintenso">DApp = Frontend + Con</text:span><text:span text:style-name="Énfasisintenso">tratos</text:span></text:p>
      <text:p text:style-name="Normal">En el contrato Cocos-BCX con Lua, existen las siguientes tres opciones para el front-end:</text:p>
      <text:list text:style-name="LFO6" text:continue-numbering="true">
        <text:list-item>
          <text:p text:style-name="P59">Web Original JS</text:p>
        </text:list-item>
      </text:list>
      <text:p text:style-name="Normal">Este es un método tradicional de desarrollo web, que consiste en llamar al JS SDK proporcionado por Cocos-BCX para interactuar con el sistema de cadena de bloques.</text:p>
      <text:list text:style-name="LFO6" text:continue-numbering="true">
        <text:list-item>
          <text:p text:style-name="P60">Nativo</text:p>
        </text:list-item>
      </text:list>
      <text:p text:style-name="Normal">Esto es similar al desarrollo de una aplicación iOS/Android tradicional, que es llamar a la API nativa proporcionada por Cocos-BCX.</text:p>
      <text:list text:style-name="LFO6" text:continue-numbering="true">
        <text:list-item>
          <text:p text:style-name="P61">Creador</text:p>
        </text:list-item>
      </text:list>
      <text:p text:style-name="Normal">Este es un modelo con el que los desarrolladores de juegos están familiarizados, hemos<text:s/>integrado el entorno de desarrollo Cocos-BCX en Creator (IDE). Esto facilita la liberación de aplicaciones multiplataforma.</text:p>
      <text:p text:style-name="Subtítulo">Línea de comandos</text:p>
      <text:p text:style-name="Normal">Las operaciones de línea de comandos son necesarias para las herramientas de despliegue de nodos y de línea de comandos de la billetera. Por lo tanto, se recomienda tener una comprensión y aprendizaje sistemático del Shell de Linux.</text:p>
      <text:list text:style-name="LFO1" text:continue-numbering="true">
        <text:list-item>
          <text:list>
            <text:list-item>
              <text:list>
                <text:list-item>
                  <text:p text:style-name="P62">Editors &amp; IDEs</text:p>
                </text:list-item>
              </text:list>
            </text:list-item>
          </text:list>
        </text:list-item>
      </text:list>
      <text:p text:style-name="Normal"><text:a xlink:href="http://google.com/" office:target-frame-name="_top" xlink:show="replace"><text:span text:style-name="T63">Creator</text:span></text:a><text:span text:style-name="T64"><text:line-break/></text:span><text:a xlink:href="https://code.visualstudio.com/" office:target-frame-name="_top" xlink:show="replace"><text:span text:style-name="T65">VSCode</text:span></text:a><text:span text:style-name="T66"><text:line-break/></text:span><text:a xlink:href="https://www.sublimetext.com/" office:target-frame-name="_top" xlink:show="replace"><text:span text:style-name="T67">Sublime Text</text:span></text:a><text:span text:style-name="T68"><text:line-break/></text:span><text:a xlink:href="https://atom.io/" office:target-frame-name="_top" xlink:show="replace"><text:span text:style-name="T69">Atom Editor</text:span></text:a></text:p>
      <text:p text:style-name="P70"/>
      <text:list text:style-name="LFO1" text:continue-numbering="true">
        <text:list-item>
          <text:list>
            <text:list-item>
              <text:p text:style-name="P71">Instalación</text:p>
            </text:list-item>
          </text:list>
        </text:list-item>
      </text:list>
      <text:p text:style-name="P72">witness_node</text:p>
      <text:p text:style-name="P73">Nodo del programa</text:p>
      <text:p text:style-name="P74"/>
      <text:p text:style-name="P75">cli_wallet</text:p>
      <text:soft-page-break/>
      <text:p text:style-name="P76">Una herramienta de linea de commandos que soporta la interacción with the blockchain. El documento de operaciones especificaciones se puede consultar<text:s/><text:a xlink:href="https://dev.cocosbcx.io/docs/22-cli_wallet%20" office:target-frame-name="_top" xlink:show="replace"><text:span text:style-name="Hipervínculo">aquí</text:span></text:a>.<text:s/></text:p>
      <text:p text:style-name="P77"/>
      <text:list text:style-name="LFO1" text:continue-numbering="true">
        <text:list-item>
          <text:p text:style-name="P78">Nodo inicial</text:p>
        </text:list-item>
      </text:list>
      <text:list text:style-name="LFO1" text:continue-numbering="true">
        <text:list-item>
          <text:list>
            <text:list-item>
              <text:p text:style-name="P79">witness_node</text:p>
            </text:list-item>
          </text:list>
        </text:list-item>
      </text:list>
      <text:p text:style-name="Normal"/>
      <text:p text:style-name="Normal">Witness_node es un archivo ejecutable iniciado por un nodo, que tiene funciones<text:s/>tales<text:s/>como generar bloques y sincronizar<text:s/>la información de la cadena.</text:p>
      <text:p text:style-name="Normal"/>
      <text:list text:style-name="LFO1" text:continue-numbering="true">
        <text:list-item>
          <text:list>
            <text:list-item>
              <text:list>
                <text:list-item>
                  <text:p text:style-name="P80">Desarrollo de un nodo de sincronización de datos</text:p>
                </text:list-item>
              </text:list>
            </text:list-item>
          </text:list>
        </text:list-item>
      </text:list>
      <text:p text:style-name="Normal"/>
      <text:p text:style-name="Normal">Nota: aquí estamos hablando del nodo de sincronización de datos, el cual no puede generar un bloque.</text:p>
      <text:p text:style-name="Normal">Hay dos maneras de desplegarse:</text:p>
      <text:p text:style-name="Normal">a. Despliegue manual.</text:p>
      <text:p text:style-name="Normal">b. Despliegue automático por imagen docker.</text:p>
      <text:p text:style-name="Normal"/>
      <text:list text:style-name="LFO6" text:continue-numbering="true">
        <text:list-item>
          <text:list>
            <text:list-item>
              <text:p text:style-name="P81">Preparar el entorno adecuado para ejecutar el nodo</text:p>
            </text:list-item>
          </text:list>
        </text:list-item>
      </text:list>
      <text:p text:style-name="Normal">Sistema: Ubuntu<text:s/>16.04</text:p>
      <text:p text:style-name="Normal">Descargar<text:s/>los requerimientos previos necesarios:</text:p>
      <table:table table:style-name="Table82">
        <table:table-columns>
          <table:table-column table:style-name="TableColumn83"/>
          <table:table-column table:style-name="TableColumn84"/>
        </table:table-columns>
        <table:table-row table:style-name="TableRow85">
          <table:table-cell table:style-name="TableCell86">
            <text:p text:style-name="P87">Shell</text:p>
          </table:table-cell>
          <table:table-cell table:style-name="TableCell88">
            <text:p text:style-name="P89"/>
          </table:table-cell>
        </table:table-row>
        <table:table-row table:style-name="TableRow90">
          <table:table-cell table:style-name="TableCell91" table:number-columns-spanned="2">
            <text:p text:style-name="P92"><text:span text:style-name="T93">sudo</text:span><text:span text:style-name="T94"><text:s/>apt-get update</text:span></text:p>
          </table:table-cell>
          <table:covered-table-cell/>
        </table:table-row>
      </table:table>
      <text:p text:style-name="Normal"/>
      <table:table table:style-name="Table95">
        <table:table-columns>
          <table:table-column table:style-name="TableColumn96"/>
          <table:table-column table:style-name="TableColumn97"/>
        </table:table-columns>
        <table:table-row table:style-name="TableRow98">
          <table:table-cell table:style-name="TableCell99">
            <text:p text:style-name="P100">Shell</text:p>
          </table:table-cell>
          <table:table-cell table:style-name="TableCell101">
            <text:p text:style-name="P102"/>
          </table:table-cell>
        </table:table-row>
        <table:table-row table:style-name="TableRow103">
          <table:table-cell table:style-name="TableCell104" table:number-columns-spanned="2">
            <text:p text:style-name="P105"><text:span text:style-name="T106">sudo</text:span><text:span text:style-name="T107"><text:s/>apt-get install autoconf cmake<text:s/></text:span><text:span text:style-name="T108">git</text:span><text:span text:style-name="T109"><text:s/></text:span><text:span text:style-name="T110">vim</text:span><text:span text:style-name="T111"><text:s/>libbz2-dev libdb</text:span><text:span text:style-name="T112">++</text:span><text:span text:style-name="T113">-dev</text:span><text:span text:style-name="T114"><text:s/>libdb-dev libssl-dev<text:s/></text:span><text:span text:style-name="T115">openssl</text:span><text:span text:style-name="T116"><text:s/>libreadline-dev libtool libcurl4-openssl-dev libboost-all-de</text:span><text:span text:style-name="T117">v</text:span></text:p>
            <text:p text:style-name="P118"/>
          </table:table-cell>
          <table:covered-table-cell/>
        </table:table-row>
      </table:table>
      <text:p text:style-name="P119"/>
      <text:p text:style-name="Normal">Pueden surgir los siguientes<text:s/>problemas:</text:p>
      <text:list text:style-name="LFO1" text:continue-numbering="true">
        <text:list-item>
          <text:p text:style-name="P120">en sistemas Ubuntu<text:s/>para correr<text:s/>g++<text:s/>(compilador de línea de órdenes que compila y enlaza programas en C++)<text:s/>se<text:s/>necesita<text:s/>tener las dependencias de<text:s/>c++11<text:s/>(estándar 2011);</text:p>
        </text:list-item>
        <text:list-item>
          <text:p text:style-name="P121">A veces cuando usa apt-get para instalar algún software o algunos requerimientos se<text:s/>puede<text:s/>dar<text:s/>la situación<text:s/>que el paquete no se encuentre<text:s/>o que la velocidad<text:s/>de descarga<text:s/>es muy lenta. <text:s/>Considere en estos casos cambiar<text:s/>el servidor de<text:s/>origen de actualizaciones del sistema, después de lo cual el software<text:s/>o requerimiento<text:s/>se instalará correctamente.</text:p>
        </text:list-item>
      </text:list>
      <text:p text:style-name="Normal">A continuación, se detallan las operaciones para cambiar<text:s/>el servidor de origen de actualizaciones del sistema:</text:p>
      <text:list text:style-name="LFO1" text:continue-numbering="true">
        <text:list-item>
          <text:p text:style-name="P122">Iniciar sesión como root o usar sudo</text:p>
        </text:list-item>
        <text:list-item>
          <text:p text:style-name="P123">Realizar una copia de seguridad del archivo original<text:s/>source.list<text:s/></text:p>
        </text:list-item>
      </text:list>
      <table:table table:style-name="Table124">
        <table:table-columns>
          <table:table-column table:style-name="TableColumn125"/>
          <table:table-column table:style-name="TableColumn126"/>
        </table:table-columns>
        <table:table-row table:style-name="TableRow127">
          <table:table-cell table:style-name="TableCell128">
            <text:p text:style-name="P129">Shell</text:p>
          </table:table-cell>
          <table:table-cell table:style-name="TableCell130">
            <text:p text:style-name="P131"/>
          </table:table-cell>
        </table:table-row>
        <table:table-row table:style-name="TableRow132">
          <table:table-cell table:style-name="TableCell133" table:number-columns-spanned="2">
            <text:p text:style-name="P134"><text:span text:style-name="T135">mv</text:span><text:span text:style-name="T136"><text:s/>/etc/apt/sources.list /etc/apt/sourses.list.backup</text:span></text:p>
          </table:table-cell>
          <table:covered-table-cell/>
        </table:table-row>
      </table:table>
      <text:p text:style-name="P137"/>
      <text:list text:style-name="LFO8" text:continue-numbering="true">
        <text:list-item>
          <text:p text:style-name="P138">Crear un Nuevo archivo<text:s/>source.list</text:p>
        </text:list-item>
      </text:list>
      <table:table table:style-name="Table139">
        <table:table-columns>
          <table:table-column table:style-name="TableColumn140"/>
          <table:table-column table:style-name="TableColumn141"/>
        </table:table-columns>
        <table:table-row table:style-name="TableRow142">
          <table:table-cell table:style-name="TableCell143">
            <text:p text:style-name="P144">Shell</text:p>
          </table:table-cell>
          <table:table-cell table:style-name="TableCell145">
            <text:p text:style-name="P146"/>
          </table:table-cell>
        </table:table-row>
        <table:table-row table:style-name="TableRow147">
          <table:table-cell table:style-name="TableCell148" table:number-columns-spanned="2">
            <text:p text:style-name="P149"><text:span text:style-name="T150">vim</text:span><text:span text:style-name="T151"><text:s/>/etc/apt/sources.list</text:span></text:p>
          </table:table-cell>
          <table:covered-table-cell/>
        </table:table-row>
      </table:table>
      <text:p text:style-name="P152"/>
      <text:list text:style-name="LFO8" text:continue-numbering="true">
        <text:list-item>
          <text:p text:style-name="P153">Añadir<text:s/>repositorios<text:s/>(se recomienda utilizar la fuente de Alibaba Cloud):</text:p>
        </text:list-item>
      </text:list>
      <text:p text:style-name="Normal">La siguiente es una lista de repositorios que puede escribir en sources.list:</text:p>
      <table:table table:style-name="Table154">
        <table:table-columns>
          <table:table-column table:style-name="TableColumn155"/>
          <table:table-column table:style-name="TableColumn156"/>
        </table:table-columns>
        <table:table-row table:style-name="TableRow157">
          <table:table-cell table:style-name="TableCell158">
            <text:p text:style-name="P159">Text</text:p>
          </table:table-cell>
          <table:table-cell table:style-name="TableCell160">
            <text:p text:style-name="P161"/>
          </table:table-cell>
        </table:table-row>
        <table:table-row table:style-name="TableRow162">
          <table:table-cell table:style-name="TableCell163" table:number-columns-spanned="2">
            <text:p text:style-name="P164"><text:span text:style-name="T165">deb http://mirrors.aliyun.com/ubuntu/ bionic main restricted universe multiverse</text:span></text:p>
            <text:p text:style-name="P166"><text:span text:style-name="T167">deb http://mirrors.aliyun.com/ubuntu/ bionic-security main restricted universe multiverse</text:span></text:p>
            <text:p text:style-name="P168"><text:span text:style-name="T169">deb http://mirrors.aliyun.com/ubuntu/ bionic-updates main restricted universe multiverse</text:span></text:p>
            <text:p text:style-name="P170"><text:span text:style-name="T171">deb http://mirrors.aliyun.com/ubuntu/ bionic-proposed main restricted universe multiverse</text:span></text:p>
            <text:p text:style-name="P172"><text:span text:style-name="T173">deb http://mirrors.aliyun.com/ubuntu/ bionic-backports main restricted universe multiverse</text:span></text:p>
            <text:p text:style-name="P174"><text:span text:style-name="T175">deb-src http://mirrors.aliyun.com/ubuntu/ bionic main restricted universe multiverse</text:span></text:p>
            <text:p text:style-name="P176"><text:span text:style-name="T177">deb-src http://mirrors.aliyun.com/ubuntu/ bionic-security main restricted universe multiverse</text:span></text:p>
            <text:p text:style-name="P178"><text:span text:style-name="T179">deb-src http://mirrors.aliyun.com/ubuntu/ bionic-updates main restricted universe multiverse</text:span></text:p>
            <text:p text:style-name="P180"><text:span text:style-name="T181">deb-src http://mirrors.aliyun.com/ubuntu/ bionic-proposed main restricted universe multiverse</text:span></text:p>
            <text:p text:style-name="P182"><text:span text:style-name="T183">deb-src http://mirrors.aliyun.com/ubuntu/ bionic-backports main restricted universe multiverse</text:span></text:p>
            <text:p text:style-name="P184"/>
          </table:table-cell>
          <table:covered-table-cell/>
        </table:table-row>
      </table:table>
      <text:p text:style-name="P185"/>
      <text:list text:style-name="LFO8" text:continue-numbering="true">
        <text:list-item>
          <text:p text:style-name="P186">Actualizamos<text:span text:style-name="T187"><text:s/></text:span></text:p>
        </text:list-item>
      </text:list>
      <table:table table:style-name="Table188">
        <table:table-columns>
          <table:table-column table:style-name="TableColumn189"/>
          <table:table-column table:style-name="TableColumn190"/>
        </table:table-columns>
        <table:table-row table:style-name="TableRow191">
          <table:table-cell table:style-name="TableCell192">
            <text:p text:style-name="P193">Text</text:p>
          </table:table-cell>
          <table:table-cell table:style-name="TableCell194">
            <text:p text:style-name="P195"/>
          </table:table-cell>
        </table:table-row>
        <table:table-row table:style-name="TableRow196">
          <table:table-cell table:style-name="TableCell197" table:number-columns-spanned="2">
            <text:p text:style-name="P198"><text:span text:style-name="T199">sudo</text:span><text:span text:style-name="T200"><text:s/>apt-get update</text:span></text:p>
          </table:table-cell>
          <table:covered-table-cell/>
        </table:table-row>
      </table:table>
      <text:p text:style-name="P201"/>
      <text:p text:style-name="P202"/>
      <text:soft-page-break/>
      <text:list text:style-name="LFO6" text:continue-numbering="true">
        <text:list-item>
          <text:list>
            <text:list-item>
              <text:p text:style-name="P203">Conseguir los ejecutables y configurarlos</text:p>
            </text:list-item>
          </text:list>
        </text:list-item>
      </text:list>
      <text:p text:style-name="Normal">witness_node, genesis.json y config.in son<text:s/><text:s/>elementos<text:s/>necesarios para ejecutar el nodo. Cli_wallet no es<text:s/>necesario<text:s/>sin embargo<text:s/>se utilizará para verificar si el nodo está construido correctamente y en interacción con la cadena.</text:p>
      <text:list text:style-name="LFO8" text:continue-numbering="true">
        <text:list-item>
          <text:p text:style-name="P204">witness_node es el ejecutable que da inicio al nodo.</text:p>
        </text:list-item>
        <text:list-item>
          <text:p text:style-name="P205">cli_wallet es el cliente de billetera.</text:p>
        </text:list-item>
        <text:list-item>
          <text:p text:style-name="P206">Hay dos archivos de configuración para el inicio del nodo: genesis.json y config.ini.</text:p>
        </text:list-item>
      </text:list>
      <text:p text:style-name="Normal">Acerca de estos últimos se puede mencionar:</text:p>
      <text:p text:style-name="Normal">Al iniciar nodos pertenencientes a una misma cadena el genesis.json utilizado debe ser el mismo. genesis.json afectará al identificador <text:s/>chain-id, por lo tanto el genesis.json varía con diferentes cadenas.</text:p>
      <text:p text:style-name="Normal">Algunos parámetros de config.ini pueden variar entre nodos. Esta configuración se puede modificar según sea necesario.</text:p>
      <text:p text:style-name="Normal">Los ejecutables y archivos de configuración se pueden clonar desde github:</text:p>
      <table:table table:style-name="Table207">
        <table:table-columns>
          <table:table-column table:style-name="TableColumn208"/>
          <table:table-column table:style-name="TableColumn209"/>
        </table:table-columns>
        <table:table-row table:style-name="TableRow210">
          <table:table-cell table:style-name="TableCell211">
            <text:p text:style-name="P212">Shell</text:p>
          </table:table-cell>
          <table:table-cell table:style-name="TableCell213">
            <text:p text:style-name="P214"/>
          </table:table-cell>
        </table:table-row>
        <table:table-row table:style-name="TableRow215">
          <table:table-cell table:style-name="TableCell216" table:number-columns-spanned="2">
            <text:p text:style-name="P217"><text:span text:style-name="T218">git</text:span><text:span text:style-name="T219"><text:s/>clone<text:s/></text:span><text:a xlink:href="https://github.com/Cocos-BCX/cocos-bcx-node-bin.git" office:target-frame-name="_top" xlink:show="replace"><text:span text:style-name="T220">https://github.com/Cocos-BCX/cocos-bcx-node-bin.git</text:span></text:a></text:p>
          </table:table-cell>
          <table:covered-table-cell/>
        </table:table-row>
      </table:table>
      <text:p text:style-name="P221"/>
      <text:p text:style-name="Normal">Existen múltiples versiones de witness_node y su configuración en el repositorio cocos-bcx-node-bin.<text:s/><text:s/>El siguiente es un ejemplo de full_node/testnet v0.7.16:</text:p>
      <text:p text:style-name="Sinespaciado">[ruta del<text:s/>ejecutable<text:s/>de<text:s/>witness_node<text:s/>]:<text:s/><text:span text:style-name="T222"> (</text:span><text:a xlink:href="https://github.com/Cocos-BCX/cocos-bcx-node-bin/tree/master/fullnode/testnet/0.7.16/linux" office:target-frame-name="_self" xlink:show="replace"><text:span text:style-name="T223">https://github.com/Cocos-BCX/cocos-bcx-node-bin/tree/master/fullnode/testnet/0.7.16/linux</text:span></text:a><text:span text:style-name="T224">).</text:span><text:span text:style-name="T225"><text:s/></text:span>El ejecutable esta<text:s/>comprimido proceda a descomprimirlo<text:s/>ejecutando el comando<text:span text:style-name="T226">: <text:s/></text:span><text:span text:style-name="T227">tar –zxvf witness_node.tar.gz</text:span><text:span text:style-name="T228"><text:s/></text:span>; Si al descomprimirlo no posee permisos, asígnele permisos:<text:s/><text:span text:style-name="T229">chmod +x <text:s/>witness_node</text:span><text:span text:style-name="T230">.</text:span></text:p>
      <text:p text:style-name="Sinespaciado"/>
      <text:p text:style-name="Normal">[ruta de configuración de genesis.json<text:s/>y<text:s/>config.ini]: (<text:a xlink:href="https://github.com/Cocos-BCX/cocos-bcx-node-bin/tree/master/fullnode/testnet/0.7.16/config" office:target-frame-name="_self" xlink:show="replace"><text:span text:style-name="T231">https://github.com/Cocos-BCX/cocos-bcx-node-bin/tree/master/fullnode/testnet/0.7.16/config</text:span></text:a>). genesis.json <text:s/>no puede ser modificado sin embargo Config.ini es una plantilla por defecto, los usuarios pueden modificarlo acorde a sus necesidades.<text:s/>setup_node.sh<text:s/>es el bash-script que se va a ejecutar por primera vez cuando el nodo comience. Por el momento se encapsulan algunos comandos para ser ejecutados cuando el nodo comience.</text:p>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Lucida Console" svg:font-family="Lucida Console" style:font-family-generic="modern" style:font-pitch="fixed" svg:panose-1="2 11 6 9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AR"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s" style:country-asian="AR" fo:hyphenate="false"/>
    </style:style>
    <style:style style:name="Título1Car" style:display-name="Título 1 Car" style:family="text" style:parent-style-name="Fuentedepárrafopredeter.">
      <style:text-properties style:font-name="Calibri Light" style:font-name-asian="Times New Roman" style:font-name-complex="Times New Roman" fo:color="#2E74B5" fo:font-size="16pt" style:font-size-asian="16pt" style:font-size-complex="16pt"/>
    </style:style>
    <style:style style:name="Párrafodelista" style:display-name="Párrafo de lista" style:family="paragraph" style:parent-style-name="Normal">
      <style:paragraph-properties fo:margin-left="0.5in">
        <style:tab-stops/>
      </style:paragraph-properties>
      <style:text-properties fo:hyphenate="false"/>
    </style:style>
    <style:style style:name="Subtítulo" style:display-name="Subtítulo" style:family="paragraph" style:parent-style-name="Normal" style:next-style-name="Normal">
      <style:text-properties style:font-name-asian="Times New Roman" fo:color="#5A5A5A" fo:letter-spacing="0.0104in" fo:hyphenate="false"/>
    </style:style>
    <style:style style:name="SubtítuloCar" style:display-name="Subtítulo Car" style:family="text" style:parent-style-name="Fuentedepárrafopredeter.">
      <style:text-properties style:font-name-asian="Times New Roman" fo:color="#5A5A5A" fo:letter-spacing="0.0104in"/>
    </style:style>
    <style:style style:name="Énfasis" style:display-name="Énfasis" style:family="text" style:parent-style-name="Fuentedepárrafopredeter.">
      <style:text-properties fo:font-style="italic" style:font-style-asian="italic" style:font-style-complex="italic"/>
    </style:style>
    <style:style style:name="Énfasisintenso" style:display-name="Énfasis intenso" style:family="text" style:parent-style-name="Fuentedepárrafopredeter.">
      <style:text-properties fo:font-style="italic" style:font-style-asian="italic" style:font-style-complex="italic" fo:color="#5B9BD5"/>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Título2Car" style:display-name="Título 2 Car" style:family="text" style:parent-style-name="Fuentedepárrafopredeter.">
      <style:text-properties style:font-name="Calibri Light" style:font-name-asian="Times New Roman" style:font-name-complex="Times New Roman" fo:color="#2E74B5" fo:font-size="13pt" style:font-size-asian="13pt" style:font-size-complex="13pt"/>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AR"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AR"/>
    </style:style>
    <style:style style:name="cm-s-neo" style:display-name="cm-s-neo" style:family="text" style:parent-style-name="Fuentedepárrafopredeter."/>
    <style:style style:name="cm-builtin" style:display-name="cm-builtin" style:family="text" style:parent-style-name="Fuentedepárrafopredeter."/>
    <style:style style:name="cm-operator" style:display-name="cm-operator" style:family="text" style:parent-style-name="Fuentedepárrafopredeter."/>
    <style:style style:name="cm-attribute" style:display-name="cm-attribute" style:family="text" style:parent-style-name="Fuentedepárrafopredeter."/>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ítulo3Car" style:display-name="Título 3 Car" style:family="text" style:parent-style-name="Fuentedepárrafopredeter.">
      <style:text-properties style:font-name="Calibri Light" style:font-name-asian="Times New Roman" style:font-name-complex="Times New Roman" fo:color="#1F4D78" fo:font-size="12pt" style:font-size-asian="12pt" style:font-size-complex="12pt"/>
    </style:style>
    <style:style style:name="Título" style:display-name="Título"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inespaciado" style:display-name="Sin espaciado"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is W. Waisman</meta:initial-creator>
    <dc:creator>Alexis W. Waisman</dc:creator>
    <meta:creation-date>2019-10-24T19:27:00Z</meta:creation-date>
    <dc:date>2019-10-30T17:24:00Z</dc:date>
    <meta:template xlink:href="Normal" xlink:type="simple"/>
    <meta:editing-cycles>10</meta:editing-cycles>
    <meta:editing-duration>PT7860S</meta:editing-duration>
    <meta:document-statistic meta:page-count="7" meta:paragraph-count="25" meta:word-count="1993" meta:character-count="12930" meta:row-count="91" meta:non-whitespace-character-count="10962"/>
  </office:meta>
</office:document-meta>
</file>